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BtnSend" form:control-implementation="ooo:com.sun.star.form.component.CommandButton" form:id="control1" form:label="Отправить...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dicomExport?language=Basic&amp;location=application"/>
            </office:event-listeners>
          </form:button>
          <form:textarea form:name="TextLogging" form:control-implementation="ooo:com.sun.star.form.component.TextField" form:id="control2" form:printable="false" form:current-value="Статус обработки задания:&#10;&#10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10"/>
        <text:variable-decl office:value-type="string" text:name="0008006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Внутренний номер исследования</text:span>: <text:variable-set text:name="ID" office:value-type="string">NULL</text:variable-set></text:p>
      <text:p text:style-name="P1"/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2">ФИО: <text:variable-set text:name="00100010" office:value-type="string">NULL</text:variable-set> </text:p>
      <text:p text:style-name="Standard"/>
      <text:p text:style-name="Standard"/>
      <text:p text:style-name="Standard"/>
      <text:p text:style-name="Standard"/>
      <text:p text:style-name="P2">Описание:</text:p>
      <text:section text:style-name="Sect1" text:name="Раздел1">
        <text:p text:style-name="P2"/>
        <text:p text:style-name="P1">study Modality<text:span text:style-name="T2">:</text:span><text:span text:style-name="T2"><text:drop-down text:name="00080060"><text:label text:value="OT"/><text:label text:value="CR"/><text:label text:value="ES"/><text:label text:value="MG"/><text:label text:value="US"/>OT</text:drop-down></text:span></text:p>
        <text:p text:style-name="Standard"><text:span text:style-name="T2">Пол: </text:span><text:span text:style-name="T2"><text:drop-down text:name="00100040"><text:label text:value="М"/><text:label text:value="Ж"/>М</text:drop-down></text:span></text:p>
        <text:p text:style-name="P2">ДР: <text:variable-set text:name="00100030" office:value-type="string">NULL</text:variable-set></text:p>
        <text:p text:style-name="Standard"/>
      </text:section>
      <text:p text:style-name="Standard"><draw:control text:anchor-type="paragraph" draw:z-index="0" draw:style-name="gr1" draw:text-style-name="P4" svg:width="3.664cm" svg:height="1.119cm" svg:x="0.115cm" svg:y="0.305cm" draw:control="control1"/></text:p>
      <text:p text:style-name="Standard"/>
      <text:p text:style-name="Standard"/>
      <text:p text:style-name="Standard"/>
      <text:p text:style-name="Standard"><draw:control text:anchor-type="paragraph" draw:z-index="1" draw:style-name="gr1" draw:text-style-name="P5" svg:width="16.567cm" svg:height="2.851cm" svg:x="0.175cm" svg:y="0.189cm" draw:control="control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Внутренний номер исследования</text:span>: <text:variable-set text:name="ID" office:value-type="string">NULL</text:variable-set></text:p>
      <text:p text:style-name="P1"/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<text:span text:style-name="T2"/></text:p>
      <text:p text:style-name="P1">study Date:<text:variable-set text:name="00080020" office:value-type="string">NULL</text:variable-set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H00M12S</meta:editing-duration>
    <meta:editing-cycles>40</meta:editing-cycles>
    <meta:generator>OpenOffice.org/3.2$Win32 OpenOffice.org_project/320m12$Build-9483</meta:generator>
    <dc:date>2011-02-09T11:13:39.79</dc:date>
    <dc:creator>Dmitry Derenok</dc:creator>
    <meta:document-statistic meta:table-count="0" meta:image-count="0" meta:object-count="0" meta:page-count="1" meta:paragraph-count="14" meta:word-count="34" meta:character-count="234"/>
    <meta:user-defined meta:name="Info 1"/>
    <meta:user-defined meta:name="Info 2"/>
    <meta:user-defined meta:name="Info 3"/>
    <meta:user-defined meta:name="Info 4"/>
  </office:meta>
</office:document-meta>
</file>